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fo:background-color="transparent" style:font-size-asian="10pt" style:font-weight-asian="bold" style:font-size-complex="10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font-size="2pt" fo:font-style="normal" fo:font-weight="normal" fo:background-color="transparent" loext:char-shading-value="0" style:font-size-asian="2pt" style:font-style-asian="normal" style:font-weight-asian="normal" style:font-size-complex="2pt" style:font-style-complex="normal" style:font-weight-complex="normal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background-color="transparent" loext:char-shading-value="0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7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62"><text:placeholder text:placeholder-type="text">&lt;if test="o.partner_id.parent_id"&gt;</text:placeholder><text:placeholder text:placeholder-type="text">&lt;o.partner_id.parent_id.display_name or ''&gt;</text:placeholder><text:placeholder text:placeholder-type="text">&lt;/if&gt;</text:placeholder></text:p>
            <text:p text:style-name="P62"><text:span text:style-name="T26"><text:placeholder text:placeholder-type="text">&lt;o.partner_id.display_name or ''&gt;</text:placeholder></text:span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3"><text:placeholder text:placeholder-type="text">&lt;o.partner_id.country_id.name or ''&gt;</text:placeholder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1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4"><text:placeholder text:placeholder-type="text">&lt;o.comment or ''&gt;</text:placeholder></text:p>
      <text:p text:style-name="P6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7:10:49.449000000</dc:date>
    <meta:editing-duration>P1DT9H11M54S</meta:editing-duration>
    <meta:editing-cycles>212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7" meta:word-count="358" meta:character-count="3323" meta:non-whitespace-character-count="3047"/>
  </office:meta>
</office:document-meta>
</file>